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AVEDRA FLORES, KHRISTIAN IV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AVEDRA FLORES, KHRISTIAN IV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RUESTA LLAUCE, EDGAR IVA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713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3:34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